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 Medium" svg:font-family="'Go Medium'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5e8ac7" draw:textarea-horizontal-align="justify" draw:textarea-vertical-align="middle" draw:auto-grow-height="false" fo:min-height="19.34cm" fo:min-width="25.44cm"/>
    </style:style>
    <style:style style:name="gr2" style:family="graphic" style:parent-style-name="standard">
      <style:graphic-properties draw:fill-color="#5e8ac7" draw:textarea-horizontal-align="justify" draw:textarea-vertical-align="middle" draw:auto-grow-height="false" fo:min-height="2.29cm" fo:min-width="25.44cm"/>
    </style:style>
    <style:style style:name="gr3" style:family="graphic" style:parent-style-name="standard">
      <style:graphic-properties svg:stroke-width="0.018cm" svg:stroke-color="#00508f" draw:marker-start-width="0.227cm" draw:marker-end-width="0.227cm" draw:fill-color="#5e8ac7" draw:textarea-horizontal-align="justify" draw:textarea-vertical-align="top" draw:auto-grow-height="false" fo:min-height="19.322cm" fo:min-width="5.991cm" fo:padding-top="0.134cm" fo:padding-bottom="0.134cm" fo:padding-left="0.259cm" fo:padding-right="0.259cm"/>
    </style:style>
    <style:style style:name="gr4" style:family="graphic" style:parent-style-name="standard">
      <style:graphic-properties draw:fill-color="#dddddd" draw:textarea-horizontal-align="justify" draw:textarea-vertical-align="middle" draw:auto-grow-height="false" fo:min-height="0.766cm" fo:min-width="5.088cm"/>
    </style:style>
    <style:style style:name="gr5" style:family="graphic" style:parent-style-name="standard">
      <style:graphic-properties draw:fill-color="#f58220" draw:textarea-horizontal-align="justify" draw:textarea-vertical-align="middle" draw:auto-grow-height="false" fo:min-height="0.783cm" fo:min-width="5.232cm"/>
    </style:style>
    <style:style style:name="gr6" style:family="graphic" style:parent-style-name="standard">
      <style:graphic-properties draw:fill-color="#5e8ac7" draw:textarea-horizontal-align="justify" draw:textarea-vertical-align="top" draw:auto-grow-height="false" fo:min-height="1.782cm" fo:min-width="18.931cm"/>
    </style:style>
    <style:style style:name="gr7" style:family="graphic" style:parent-style-name="objectwithoutfill">
      <style:graphic-properties svg:stroke-width="0.106cm" svg:stroke-color="#ffffff" draw:marker-start-width="0.358cm" draw:marker-end-width="0.358cm" draw:fill="none" draw:fill-color="#ffffff" draw:textarea-vertical-align="middle" fo:padding-top="0.177cm" fo:padding-bottom="0.177cm" fo:padding-left="0.302cm" fo:padding-right="0.302cm"/>
    </style:style>
    <style:style style:name="gr8" style:family="graphic" style:parent-style-name="objectwithoutfill">
      <style:graphic-properties svg:stroke-width="0.106cm" svg:stroke-color="#ffffff" draw:marker-start-width="0.359cm" draw:marker-end-width="0.359cm" draw:fill="none" draw:fill-color="#ffffff" draw:textarea-vertical-align="middle" fo:padding-top="0.178cm" fo:padding-bottom="0.178cm" fo:padding-left="0.303cm" fo:padding-right="0.303cm"/>
    </style:style>
    <style:style style:name="gr9" style:family="graphic" style:parent-style-name="standard" style:list-style-name="L1">
      <style:graphic-properties draw:fill-color="#5e8ac7" draw:textarea-horizontal-align="justify" draw:textarea-vertical-align="top" draw:auto-grow-height="false" fo:min-height="1.782cm" fo:min-width="2.421cm"/>
    </style:style>
    <style:style style:name="gr10" style:family="graphic" style:parent-style-name="standard" style:list-style-name="L1">
      <style:graphic-properties draw:fill-color="#5e8ac7" draw:textarea-horizontal-align="justify" draw:textarea-vertical-align="top" draw:auto-grow-height="false" fo:min-height="1.782cm" fo:min-width="2.421cm"/>
    </style:style>
    <style:style style:name="gr11" style:family="graphic" style:parent-style-name="standard" style:list-style-name="L1">
      <style:graphic-properties draw:fill-color="#5e8ac7" draw:textarea-horizontal-align="justify" draw:textarea-vertical-align="top" draw:auto-grow-height="false" fo:min-height="1.782cm" fo:min-width="2.421cm"/>
    </style:style>
    <style:style style:name="gr12" style:family="graphic" style:parent-style-name="standard" style:list-style-name="L1">
      <style:graphic-properties draw:fill-color="#5e8ac7" draw:textarea-horizontal-align="justify" draw:textarea-vertical-align="top" draw:auto-grow-height="false" fo:min-height="1.782cm" fo:min-width="2.421cm"/>
    </style:style>
    <style:style style:name="gr13" style:family="graphic" style:parent-style-name="standard">
      <style:graphic-properties draw:fill-color="#5e8ac7" draw:textarea-horizontal-align="justify" draw:textarea-vertical-align="top" draw:auto-grow-height="false" fo:min-height="1.782cm" fo:min-width="2.421cm"/>
    </style:style>
    <style:style style:name="gr14" style:family="graphic" style:parent-style-name="standard">
      <style:graphic-properties draw:fill-color="#5e8ac7" draw:textarea-horizontal-align="justify" draw:textarea-vertical-align="middle" draw:auto-grow-height="false" fo:min-height="1.782cm" fo:min-width="4.41cm"/>
    </style:style>
    <style:style style:name="gr15" style:family="graphic" style:parent-style-name="objectwithoutfill">
      <style:graphic-properties svg:stroke-width="0.053cm" svg:stroke-color="#ffffff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draw:fill-color="#5e8ac7" draw:textarea-horizontal-align="justify" draw:textarea-vertical-align="middle" draw:auto-grow-height="false" fo:min-height="1.147cm" fo:min-width="4.326cm"/>
    </style:style>
    <style:style style:name="gr17" style:family="graphic" style:parent-style-name="standard">
      <style:graphic-properties draw:fill-color="#5e8ac7" draw:textarea-horizontal-align="justify" draw:textarea-vertical-align="middle" draw:auto-grow-height="false" fo:min-height="1.147cm" fo:min-width="4.326cm"/>
    </style:style>
    <style:style style:name="gr18" style:family="graphic" style:parent-style-name="standard">
      <style:graphic-properties draw:fill-color="#5e8ac7" draw:textarea-horizontal-align="justify" draw:textarea-vertical-align="middle" draw:auto-grow-height="false" fo:min-height="0.677cm" fo:min-width="4.326cm"/>
    </style:style>
    <style:style style:name="gr19" style:family="graphic" style:parent-style-name="standard">
      <style:graphic-properties draw:fill-color="#f58220" draw:textarea-horizontal-align="justify" draw:textarea-vertical-align="top" draw:auto-grow-height="false" fo:min-height="1.147cm" fo:min-width="2.294cm"/>
    </style:style>
    <style:style style:name="gr20" style:family="graphic" style:parent-style-name="standard">
      <style:graphic-properties draw:fill-color="#00a65d" draw:textarea-horizontal-align="justify" draw:textarea-vertical-align="middle" draw:auto-grow-height="false" fo:min-height="0.793cm" fo:min-width="1.864cm"/>
    </style:style>
    <style:style style:name="gr21" style:family="graphic" style:parent-style-name="standard">
      <style:graphic-properties draw:fill-color="#ed1c24" draw:textarea-horizontal-align="justify" draw:textarea-vertical-align="middle" draw:auto-grow-height="false" fo:min-height="0.793cm" fo:min-width="1.864cm"/>
    </style:style>
    <style:style style:name="gr22" style:family="graphic" style:parent-style-name="standard">
      <style:graphic-properties draw:fill-color="#f58220" draw:textarea-horizontal-align="justify" draw:textarea-vertical-align="top" draw:auto-grow-height="false" fo:min-height="1.242cm" fo:min-width="2.294cm"/>
    </style:style>
    <style:style style:name="gr23" style:family="graphic" style:parent-style-name="standard">
      <style:graphic-properties draw:fill-color="#ed1c24" draw:textarea-horizontal-align="justify" draw:textarea-vertical-align="middle" draw:auto-grow-height="false" fo:min-height="1.224cm" fo:min-width="2.295cm"/>
    </style:style>
    <style:style style:name="gr24" style:family="graphic" style:parent-style-name="standard">
      <style:graphic-properties draw:fill-color="#2b511a" draw:textarea-horizontal-align="justify" draw:textarea-vertical-align="top" draw:auto-grow-height="false" fo:min-height="1.242cm" fo:min-width="2.294cm"/>
    </style:style>
    <style:style style:name="gr25" style:family="graphic" style:parent-style-name="objectwithoutfill">
      <style:graphic-properties draw:fill="none" draw:fill-color="#ffffff" draw:textarea-vertical-align="middle"/>
    </style:style>
    <style:style style:name="gr26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27" style:family="graphic" style:parent-style-name="standard">
      <style:graphic-properties draw:fill-color="#ed1c24" draw:textarea-horizontal-align="justify" draw:textarea-vertical-align="middle" draw:auto-grow-height="false" fo:min-height="0.668cm" fo:min-width="1.688cm"/>
    </style:style>
    <style:style style:name="gr28" style:family="graphic" style:parent-style-name="standard">
      <style:graphic-properties svg:stroke-width="0.053cm" svg:stroke-color="#666666" draw:marker-start-width="0.279cm" draw:marker-end-width="0.279cm" draw:fill="none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29" style:family="graphic" style:parent-style-name="objectwithoutfill">
      <style:graphic-properties svg:stroke-width="0.053cm" svg:stroke-color="#666666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0" style:family="graphic" style:parent-style-name="standard">
      <style:graphic-properties draw:fill-color="#dddddd" draw:textarea-horizontal-align="justify" draw:textarea-vertical-align="middle" draw:auto-grow-height="false" fo:min-height="0.766cm" fo:min-width="2.06cm"/>
    </style:style>
    <style:style style:name="gr31" style:family="graphic" style:parent-style-name="standard">
      <style:graphic-properties draw:fill-color="#dddddd" draw:textarea-horizontal-align="justify" draw:textarea-vertical-align="middle" draw:auto-grow-height="false" fo:min-height="0.766cm" fo:min-width="5.322cm"/>
    </style:style>
    <style:style style:name="gr32" style:family="graphic" style:parent-style-name="standard">
      <style:graphic-properties draw:fill-color="#00a65d" draw:textarea-horizontal-align="justify" draw:textarea-vertical-align="middle" draw:auto-grow-height="false" fo:min-height="0.783cm" fo:min-width="1.676cm"/>
    </style:style>
    <style:style style:name="gr33" style:family="graphic" style:parent-style-name="standard">
      <style:graphic-properties draw:fill-color="#dddddd" draw:textarea-horizontal-align="justify" draw:textarea-vertical-align="top" draw:auto-grow-height="false" fo:min-height="4.195cm" fo:min-width="5.215cm"/>
    </style:style>
    <style:style style:name="gr34" style:family="graphic" style:parent-style-name="objectwithoutfill">
      <style:graphic-properties draw:marker-end="Arrow" draw:marker-end-width="0.3cm" draw:fill="none" draw:textarea-vertical-align="middle"/>
    </style:style>
    <style:style style:name="gr35" style:family="graphic" style:parent-style-name="objectwithoutfill">
      <style:graphic-properties draw:fill="none" draw:textarea-vertical-align="middle"/>
    </style:style>
    <style:style style:name="gr36" style:family="graphic" style:parent-style-name="standard">
      <style:graphic-properties draw:stroke="none" svg:stroke-color="#000000" draw:fill="none" draw:fill-color="#ffffff" fo:min-height="0.893cm"/>
    </style:style>
    <style:style style:name="gr37" style:family="graphic" style:parent-style-name="standard">
      <style:graphic-properties draw:stroke="none" svg:stroke-color="#000000" draw:fill="none" draw:fill-color="#ffffff" fo:min-height="1.855cm"/>
    </style:style>
    <style:style style:name="P1" style:family="paragraph">
      <loext:graphic-properties draw:fill-color="#5e8ac7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5e8ac7"/>
      <style:paragraph-properties fo:text-align="start"/>
      <style:text-properties fo:color="#f58220" style:font-name="Go Medium" fo:font-size="48pt" style:text-underline-style="solid" style:text-underline-width="auto" style:text-underline-color="font-color" style:font-size-asian="48pt" style:font-size-complex="48pt"/>
    </style:style>
    <style:style style:name="P4" style:family="paragraph">
      <style:paragraph-properties fo:text-align="center"/>
    </style:style>
    <style:style style:name="P5" style:family="paragraph">
      <loext:graphic-properties draw:fill-color="#5e8ac7"/>
      <style:paragraph-properties fo:text-align="center"/>
      <style:text-properties fo:color="#ffffff" style:font-name="Go Medium" fo:font-size="20pt" style:font-size-asian="20pt" style:font-size-complex="20pt"/>
    </style:style>
    <style:style style:name="P6" style:family="paragraph">
      <loext:graphic-properties draw:fill-color="#dddddd"/>
      <style:paragraph-properties fo:text-align="start"/>
      <style:text-properties fo:color="#666666" fo:font-size="12pt" style:font-size-asian="12pt" style:font-size-complex="12pt"/>
    </style:style>
    <style:style style:name="P7" style:family="paragraph">
      <loext:graphic-properties draw:fill-color="#f58220"/>
      <style:paragraph-properties fo:text-align="center"/>
      <style:text-properties fo:color="#ffffff" style:font-name="Go Medium" fo:font-size="14pt" style:font-size-asian="14pt" style:font-size-complex="14pt"/>
    </style:style>
    <style:style style:name="P8" style:family="paragraph">
      <loext:graphic-properties draw:fill-color="#5e8ac7"/>
      <style:paragraph-properties fo:text-align="start"/>
      <style:text-properties fo:color="#ffffff" style:font-name="Go Medium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-color="#5e8ac7"/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-color="#5e8ac7"/>
      <style:paragraph-properties fo:text-align="center"/>
      <style:text-properties fo:color="#ffffff" style:font-name="Go Medium"/>
    </style:style>
    <style:style style:name="P13" style:family="paragraph">
      <loext:graphic-properties draw:fill-color="#5e8ac7"/>
      <style:paragraph-properties fo:text-align="center"/>
      <style:text-properties fo:color="#ffffff" style:font-name="Go Medium" fo:font-size="10pt" style:font-size-asian="10pt" style:font-size-complex="10pt"/>
    </style:style>
    <style:style style:name="P14" style:family="paragraph">
      <loext:graphic-properties draw:fill-color="#5e8ac7"/>
      <style:paragraph-properties fo:text-align="center"/>
      <style:text-properties fo:color="#ffffff" style:font-name="Go Medium" fo:font-size="16pt" style:font-size-asian="16pt" style:font-size-complex="16pt"/>
    </style:style>
    <style:style style:name="P15" style:family="paragraph">
      <loext:graphic-properties draw:fill-color="#f58220"/>
      <style:paragraph-properties fo:text-align="center"/>
      <style:text-properties fo:color="#ffffff" style:font-name="MathJax_Typewriter" fo:font-size="14pt" style:font-size-asian="14pt" style:font-size-complex="14pt"/>
    </style:style>
    <style:style style:name="P16" style:family="paragraph">
      <loext:graphic-properties draw:fill-color="#00a65d"/>
      <style:paragraph-properties fo:text-align="center"/>
      <style:text-properties fo:color="#ffffff" style:font-name="MathJax_Typewriter"/>
    </style:style>
    <style:style style:name="P17" style:family="paragraph">
      <loext:graphic-properties draw:fill-color="#ed1c24"/>
      <style:paragraph-properties fo:text-align="center"/>
      <style:text-properties fo:color="#ffffff" style:font-name="MathJax_Typewriter"/>
    </style:style>
    <style:style style:name="P18" style:family="paragraph">
      <loext:graphic-properties draw:fill-color="#2b511a"/>
      <style:paragraph-properties fo:text-align="center"/>
      <style:text-properties fo:color="#ffffff" style:font-name="MathJax_Typewriter" fo:font-size="14pt" style:font-size-asian="14pt" style:font-size-complex="14pt"/>
    </style:style>
    <style:style style:name="P19" style:family="paragraph">
      <loext:graphic-properties draw:fill-color="#ed1c24"/>
      <style:paragraph-properties fo:text-align="center"/>
      <style:text-properties fo:color="#ffffff" style:font-name="Go Medium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-color="#dddddd"/>
      <style:paragraph-properties fo:text-align="start"/>
      <style:text-properties fo:color="#666666" fo:font-size="9pt" style:font-size-asian="9pt" style:font-size-complex="9pt"/>
    </style:style>
    <style:style style:name="P22" style:family="paragraph">
      <loext:graphic-properties draw:fill-color="#dddddd"/>
      <style:paragraph-properties fo:text-align="start"/>
      <style:text-properties fo:color="#666666" fo:font-size="8pt" style:font-size-asian="8pt" style:font-size-complex="8pt"/>
    </style:style>
    <style:style style:name="P23" style:family="paragraph">
      <loext:graphic-properties draw:fill-color="#dddddd"/>
      <style:paragraph-properties fo:text-align="center"/>
      <style:text-properties fo:color="#666666" fo:font-size="12pt" style:font-size-asian="12pt" style:font-size-complex="12pt"/>
    </style:style>
    <style:style style:name="P24" style:family="paragraph">
      <loext:graphic-properties draw:fill-color="#00a65d"/>
      <style:paragraph-properties fo:text-align="center"/>
      <style:text-properties fo:color="#ffffff" style:font-name="Go Medium"/>
    </style:style>
    <style:style style:name="P25" style:family="paragraph">
      <loext:graphic-properties draw:fill-color="#dddddd"/>
      <style:paragraph-properties fo:text-align="start"/>
      <style:text-properties fo:color="#666666" style:font-name="Go Medium" fo:font-size="12pt" style:font-size-asian="12pt" style:font-size-complex="12pt"/>
    </style:style>
    <style:style style:name="P26" style:family="paragraph">
      <style:text-properties fo:color="#ce181e" fo:font-size="28pt" fo:font-weight="bold" style:font-size-asian="28pt" style:font-weight-asian="bold" style:font-size-complex="28pt" style:font-weight-complex="bold"/>
    </style:style>
    <style:style style:name="P27" style:family="paragraph">
      <loext:graphic-properties draw:fill="none" draw:fill-color="#ffffff"/>
      <style:text-properties fo:color="#ce181e" fo:font-size="28pt" fo:font-weight="bold" style:font-size-asian="28pt" style:font-weight-asian="bold" style:font-size-complex="28pt" style:font-weight-complex="bold"/>
    </style:style>
    <style:style style:name="T1" style:family="text">
      <style:text-properties fo:color="#ffffff" style:font-name="Go Medium" fo:font-size="48pt" style:text-underline-style="solid" style:text-underline-width="auto" style:text-underline-color="font-color" style:font-size-asian="48pt" style:font-size-complex="48pt"/>
    </style:style>
    <style:style style:name="T2" style:family="text">
      <style:text-properties fo:color="#ffffff" style:font-name="Go Medium" fo:font-size="20pt" style:font-size-asian="20pt" style:font-size-complex="20pt"/>
    </style:style>
    <style:style style:name="T3" style:family="text">
      <style:text-properties fo:color="#ffffff" style:font-name="Go Medium" fo:font-size="20pt" style:text-underline-style="solid" style:text-underline-width="auto" style:text-underline-color="font-color" style:font-size-asian="20pt" style:font-size-complex="20pt"/>
    </style:style>
    <style:style style:name="T4" style:family="text">
      <style:text-properties fo:color="#ffffff" style:font-name="Go Medium" fo:font-size="18pt" style:font-size-asian="18pt" style:font-size-complex="18pt"/>
    </style:style>
    <style:style style:name="T5" style:family="text">
      <style:text-properties fo:color="#666666" fo:font-size="12pt" style:font-size-asian="12pt" style:font-size-complex="12pt"/>
    </style:style>
    <style:style style:name="T6" style:family="text">
      <style:text-properties fo:color="#ffffff" style:font-name="Go Medium" fo:font-size="14pt" style:font-size-asian="14pt" style:font-size-complex="14pt"/>
    </style:style>
    <style:style style:name="T7" style:family="text">
      <style:text-properties fo:color="#ffffff" style:font-name="Go Medium"/>
    </style:style>
    <style:style style:name="T8" style:family="text">
      <style:text-properties fo:color="#ffffff" style:font-name="Go Medium" fo:font-size="10pt" style:font-size-asian="10pt" style:font-size-complex="10pt"/>
    </style:style>
    <style:style style:name="T9" style:family="text">
      <style:text-properties fo:color="#ffffff" style:font-name="Go Medium" fo:font-size="16pt" style:font-size-asian="16pt" style:font-size-complex="16pt"/>
    </style:style>
    <style:style style:name="T10" style:family="text">
      <style:text-properties fo:color="#ffffff" style:font-name="MathJax_Typewriter" fo:font-size="14pt" style:font-size-asian="14pt" style:font-size-complex="14pt"/>
    </style:style>
    <style:style style:name="T11" style:family="text">
      <style:text-properties fo:color="#ffffff" style:font-name="MathJax_Typewriter"/>
    </style:style>
    <style:style style:name="T12" style:family="text">
      <style:text-properties fo:color="#ffffff" style:font-name="MathJax_Typewriter" fo:font-size="10pt" style:font-size-asian="10pt" style:font-size-complex="10pt"/>
    </style:style>
    <style:style style:name="T13" style:family="text">
      <style:text-properties fo:color="#666666" fo:font-size="9pt" style:font-size-asian="9pt" style:font-size-complex="9pt"/>
    </style:style>
    <style:style style:name="T14" style:family="text">
      <style:text-properties fo:color="#666666" fo:font-size="8pt" style:font-size-asian="8pt" style:font-size-complex="8pt"/>
    </style:style>
    <style:style style:name="T15" style:family="text">
      <style:text-properties fo:color="#666666" style:font-name="Go Medium" fo:font-size="12pt" style:font-size-asian="12pt" style:font-size-complex="12pt"/>
    </style:style>
    <style:style style:name="T16" style:family="text">
      <style:text-properties fo:color="#ce181e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94cm" svg:height="19.59cm" svg:x="0.98cm" svg:y="1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5.94cm" svg:height="2.54cm" svg:x="0.98cm" svg:y="1.001cm">
          <text:p text:style-name="P2"><text:span text:style-name="T1">Schedule Nam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6.509cm" svg:height="19.59cm" svg:x="20.411cm" svg:y="1.001cm">
          <text:p text:style-name="P4"><text:span text:style-name="T2">Cancel</text:span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>Search Open Slots</text:span></text:p>
          <text:p text:style-name="P4"><text:span text:style-name="T2"/></text:p>
          <text:p text:style-name="P4"><text:span text:style-name="T2"/></text:p>
          <text:p text:style-name="P4"><text:span text:style-name="T2">Filter</text:span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3"/></text:p>
          <text:p text:style-name="P4"><text:span text:style-name="T2"/></text:p>
          <text:p text:style-name="P4"><text:span text:style-name="T2"/></text:p>
          <text:p text:style-name="P4"><text:span text:style-name="T4"/></text:p>
          <text:p text:style-name="P4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5.588cm" svg:height="1.016cm" svg:x="20.919cm" svg:y="2.398cm">
          <text:p text:style-name="P2"><text:span text:style-name="T5">My scheduled meetings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.842cm" svg:height="1.143cm" svg:x="20.792cm" svg:y="19.289cm">
          <text:p text:style-name="P4"><text:span text:style-name="T6">Your secret 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19.431cm" svg:height="2.032cm" svg:x="0.98cm" svg:y="3.541cm">
          <text:p/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7.491cm" svg:y1="3.541cm" svg:x2="17.49cm" svg:y2="20.711cm">
          <text:p/>
        </draw:line>
        <draw:line draw:style-name="gr8" draw:text-style-name="P9" draw:layer="layout" svg:x1="0.98cm" svg:y1="5.573cm" svg:x2="20.436cm" svg:y2="5.573cm">
          <text:p/>
        </draw:line>
        <draw:line draw:style-name="gr8" draw:text-style-name="P9" draw:layer="layout" svg:x1="1.005cm" svg:y1="3.492cm" svg:x2="20.436cm" svg:y2="3.492cm">
          <text:p/>
        </draw:line>
        <draw:line draw:style-name="gr8" draw:text-style-name="P9" draw:layer="layout" svg:x1="20.411cm" svg:y1="1.001cm" svg:x2="20.411cm" svg:y2="20.591cm">
          <text:p/>
        </draw:line>
        <draw:custom-shape draw:style-name="gr9" draw:text-style-name="P11" draw:layer="layout" svg:width="2.921cm" svg:height="2.032cm" svg:x="17.49cm" svg:y="3.541cm">
          <text:p text:style-name="P10"><text:span text:style-name="T7">Fri</text:span></text:p>
          <text:p text:style-name="P4"><text:span text:style-name="T7">dd-mm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2.921cm" svg:height="2.032cm" svg:x="14.569cm" svg:y="3.541cm">
          <text:p text:style-name="P10"><text:span text:style-name="T7">Thu</text:span></text:p>
          <text:p text:style-name="P4"><text:span text:style-name="T7">dd-mm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4.592cm" svg:y1="3.541cm" svg:x2="14.591cm" svg:y2="20.711cm">
          <text:p/>
        </draw:line>
        <draw:custom-shape draw:style-name="gr11" draw:text-style-name="P11" draw:layer="layout" svg:width="2.921cm" svg:height="2.032cm" svg:x="11.669cm" svg:y="3.541cm">
          <text:p text:style-name="P10"><text:span text:style-name="T7">Wed</text:span></text:p>
          <text:p text:style-name="P4"><text:span text:style-name="T7">dd-mm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2.921cm" svg:height="2.032cm" svg:x="8.769cm" svg:y="3.541cm">
          <text:p text:style-name="P10"><text:span text:style-name="T7">Tue</text:span></text:p>
          <text:p text:style-name="P4"><text:span text:style-name="T7">dd-mm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2.921cm" svg:height="2.032cm" svg:x="5.869cm" svg:y="3.541cm">
          <text:p text:style-name="P4"><text:span text:style-name="T7">Mon</text:span></text:p>
          <text:p text:style-name="P4"><text:span text:style-name="T7">dd-mm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4.91cm" svg:height="2.032cm" svg:x="0.98cm" svg:y="3.541cm">
          <text:p text:style-name="P4"><text:span text:style-name="T7">Time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1.693cm" svg:y1="3.541cm" svg:x2="11.692cm" svg:y2="20.711cm">
          <text:p/>
        </draw:line>
        <draw:line draw:style-name="gr7" draw:text-style-name="P9" draw:layer="layout" svg:x1="8.794cm" svg:y1="3.541cm" svg:x2="8.793cm" svg:y2="20.711cm">
          <text:p/>
        </draw:line>
        <draw:line draw:style-name="gr7" draw:text-style-name="P9" draw:layer="layout" svg:x1="5.895cm" svg:y1="3.541cm" svg:x2="5.894cm" svg:y2="20.711cm">
          <text:p/>
        </draw:line>
        <draw:line draw:style-name="gr7" draw:text-style-name="P9" draw:layer="layout" svg:x1="14.593cm" svg:y1="3.541cm" svg:x2="14.592cm" svg:y2="20.711cm">
          <text:p/>
        </draw:line>
        <draw:line draw:style-name="gr7" draw:text-style-name="P9" draw:layer="layout" svg:x1="17.492cm" svg:y1="3.541cm" svg:x2="17.491cm" svg:y2="20.711cm">
          <text:p/>
        </draw:line>
        <draw:line draw:style-name="gr8" draw:text-style-name="P9" draw:layer="layout" svg:x1="20.411cm" svg:y1="1.001cm" svg:x2="20.411cm" svg:y2="20.591cm">
          <text:p/>
        </draw:line>
        <draw:line draw:style-name="gr15" draw:text-style-name="P9" draw:layer="layout" svg:x1="20.407cm" svg:y1="7.155cm" svg:x2="0.976cm" svg:y2="7.157cm">
          <text:p/>
        </draw:line>
        <draw:line draw:style-name="gr15" draw:text-style-name="P9" draw:layer="layout" svg:x1="20.408cm" svg:y1="8.655cm" svg:x2="0.977cm" svg:y2="8.657cm">
          <text:p/>
        </draw:line>
        <draw:line draw:style-name="gr15" draw:text-style-name="P9" draw:layer="layout" svg:x1="20.408cm" svg:y1="10.155cm" svg:x2="0.977cm" svg:y2="10.157cm">
          <text:p/>
        </draw:line>
        <draw:line draw:style-name="gr15" draw:text-style-name="P9" draw:layer="layout" svg:x1="20.409cm" svg:y1="11.655cm" svg:x2="0.978cm" svg:y2="11.657cm">
          <text:p/>
        </draw:line>
        <draw:line draw:style-name="gr15" draw:text-style-name="P9" draw:layer="layout" svg:x1="20.41cm" svg:y1="13.155cm" svg:x2="0.979cm" svg:y2="13.157cm">
          <text:p/>
        </draw:line>
        <draw:line draw:style-name="gr15" draw:text-style-name="P9" draw:layer="layout" svg:x1="20.411cm" svg:y1="14.755cm" svg:x2="0.98cm" svg:y2="14.757cm">
          <text:p/>
        </draw:line>
        <draw:line draw:style-name="gr15" draw:text-style-name="P9" draw:layer="layout" svg:x1="20.412cm" svg:y1="16.355cm" svg:x2="0.981cm" svg:y2="16.357cm">
          <text:p/>
        </draw:line>
        <draw:line draw:style-name="gr15" draw:text-style-name="P9" draw:layer="layout" svg:x1="20.413cm" svg:y1="17.955cm" svg:x2="0.982cm" svg:y2="17.957cm">
          <text:p/>
        </draw:line>
        <draw:line draw:style-name="gr15" draw:text-style-name="P9" draw:layer="layout" svg:x1="20.414cm" svg:y1="19.455cm" svg:x2="0.983cm" svg:y2="19.457cm">
          <text:p/>
        </draw:line>
        <draw:custom-shape draw:style-name="gr16" draw:text-style-name="P13" draw:layer="layout" svg:width="4.826cm" svg:height="1.397cm" svg:x="0.98cm" svg:y="5.7cm">
          <text:p text:style-name="P4"><text:span text:style-name="T8">Start hour(SH)-SH+length(L)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4.826cm" svg:height="1.397cm" svg:x="0.98cm" svg:y="7.2cm">
          <text:p text:style-name="P4"><text:span text:style-name="T9">SH+L - SH+2L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4.826cm" svg:height="1.397cm" svg:x="0.98cm" svg:y="8.7cm">
          <text:p text:style-name="P4"><text:span text:style-name="T9">Start time+2length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4.826cm" svg:height="1.397cm" svg:x="0.98cm" svg:y="10.2cm">
          <text:p text:style-name="P4"><text:span text:style-name="T9">...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4.826cm" svg:height="1.397cm" svg:x="0.98cm" svg:y="8.7cm">
          <text:p text:style-name="P4"><text:span text:style-name="T9">SH+2L - SH+3L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4.826cm" svg:height="1.397cm" svg:x="0.98cm" svg:y="11.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4.826cm" svg:height="0.927cm" svg:x="0.98cm" svg:y="19.67cm">
          <text:p text:style-name="P4"><text:span text:style-name="T9">...-End Hour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2.794cm" svg:height="1.397cm" svg:x="5.933cm" svg:y="7.224cm">
          <text:p text:style-name="P4"><text:span text:style-name="T10">Robert</text:span></text:p>
          <text:p text:style-name="P4"><text:span text:style-name="T10">Plant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2.794cm" svg:height="1.397cm" svg:x="5.933cm" svg:y="8.724cm">
          <text:p text:style-name="P4"><text:span text:style-name="T10">Jimmy</text:span></text:p>
          <text:p text:style-name="P4"><text:span text:style-name="T10">Page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2.794cm" svg:height="1.473cm" svg:x="5.933cm" svg:y="11.669cm">
          <text:p text:style-name="P4"><text:span text:style-name="T11">Ope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7" draw:layer="layout" svg:width="2.794cm" svg:height="1.473cm" svg:x="5.933cm" svg:y="10.145cm">
          <text:p text:style-name="P4"><text:span text:style-name="T11">Closed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7" draw:layer="layout" svg:width="2.794cm" svg:height="1.473cm" svg:x="5.934cm" svg:y="5.645cm">
          <text:p text:style-name="P4"><text:span text:style-name="T11">Closed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7" draw:layer="layout" svg:width="2.794cm" svg:height="1.473cm" svg:x="8.835cm" svg:y="5.645cm">
          <text:p text:style-name="P4"><text:span text:style-name="T11">Clos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7" draw:layer="layout" svg:width="2.794cm" svg:height="1.473cm" svg:x="11.735cm" svg:y="5.645cm">
          <text:p text:style-name="P4"><text:span text:style-name="T11">Clos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7" draw:layer="layout" svg:width="2.794cm" svg:height="1.473cm" svg:x="14.636cm" svg:y="5.645cm">
          <text:p text:style-name="P4"><text:span text:style-name="T11">Clos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7" draw:layer="layout" svg:width="2.794cm" svg:height="1.473cm" svg:x="17.537cm" svg:y="5.645cm">
          <text:p text:style-name="P4"><text:span text:style-name="T11">Clos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6" draw:layer="layout" svg:width="2.794cm" svg:height="1.473cm" svg:x="8.834cm" svg:y="7.169cm">
          <text:p text:style-name="P4"><text:span text:style-name="T11">Ope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6" draw:layer="layout" svg:width="2.794cm" svg:height="1.473cm" svg:x="8.835cm" svg:y="8.669cm">
          <text:p text:style-name="P4"><text:span text:style-name="T11">Ope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5" draw:layer="layout" svg:width="2.794cm" svg:height="1.397cm" svg:x="11.733cm" svg:y="8.724cm">
          <text:p text:style-name="P4"><text:span text:style-name="T10">Feliks</text:span></text:p>
          <text:p text:style-name="P4"><text:span text:style-name="T10">Zemdegs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2.794cm" svg:height="1.492cm" svg:x="11.733cm" svg:y="13.224cm">
          <text:p text:style-name="P4"><text:span text:style-name="T10">Tom</text:span></text:p>
          <text:p text:style-name="P4"><text:span text:style-name="T10">Scholz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2.794cm" svg:height="1.473cm" svg:x="11.736cm" svg:y="10.169cm">
          <text:p text:style-name="P4"><text:span text:style-name="T11">Ope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6" draw:layer="layout" svg:width="2.794cm" svg:height="1.473cm" svg:x="11.737cm" svg:y="11.669cm">
          <text:p text:style-name="P4"><text:span text:style-name="T11">Ope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7" draw:layer="layout" svg:width="2.794cm" svg:height="1.473cm" svg:x="8.835cm" svg:y="5.645cm">
          <text:p text:style-name="P4"><text:span text:style-name="T11">Closed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7" draw:layer="layout" svg:width="2.794cm" svg:height="1.473cm" svg:x="11.736cm" svg:y="5.645cm">
          <text:p text:style-name="P4"><text:span text:style-name="T11">Closed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7" draw:layer="layout" svg:width="2.794cm" svg:height="1.473cm" svg:x="14.637cm" svg:y="5.645cm">
          <text:p text:style-name="P4"><text:span text:style-name="T11">Closed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7" draw:layer="layout" svg:width="2.794cm" svg:height="1.473cm" svg:x="17.538cm" svg:y="5.645cm">
          <text:p text:style-name="P4"><text:span text:style-name="T11">Closed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8" draw:layer="layout" svg:width="2.794cm" svg:height="1.492cm" svg:x="8.833cm" svg:y="13.224cm">
          <text:p text:style-name="P4"><text:span text:style-name="T10">Me</text:span></text:p>
          <text:p text:style-name="P4"><text:span text:style-name="T12">“</text:span><text:span text:style-name="T12">wpi@gmail.com”</text:span></text:p>
          <draw:enhanced-geometry svg:viewBox="0 0 21600 21600" draw:type="rectangle" draw:enhanced-path="M 0 0 L 21600 0 21600 21600 0 21600 0 0 Z N"/>
        </draw:custom-shape>
        <draw:line draw:style-name="gr25" draw:text-style-name="P9" draw:layer="layout" svg:x1="25.738cm" svg:y1="3.456cm" svg:x2="25.738cm" svg:y2="2.44cm">
          <text:p/>
        </draw:line>
        <draw:line draw:style-name="gr26" draw:text-style-name="P9" draw:layer="layout" svg:x1="26.019cm" svg:y1="2.787cm" svg:x2="26.019cm" svg:y2="3.168cm">
          <text:p/>
        </draw:line>
        <draw:custom-shape draw:style-name="gr27" draw:text-style-name="P19" draw:layer="layout" svg:width="2.286cm" svg:height="1.016cm" svg:x="22.59cm" svg:y="3.54cm">
          <text:p text:style-name="P4"><text:span text:style-name="T7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5.588cm" svg:height="1.016cm" svg:x="20.919cm" svg:y="6.098cm">
          <text:p text:style-name="P2"><text:span text:style-name="T5"><text:tab/></text:span><text:span text:style-name="T5">mm/dd/yyyy</text:span></text:p>
          <draw:enhanced-geometry svg:viewBox="0 0 21600 21600" draw:type="rectangle" draw:enhanced-path="M 0 0 L 21600 0 21600 21600 0 21600 0 0 Z N"/>
        </draw:custom-shape>
        <draw:custom-shape draw:style-name="gr28" draw:text-style-name="P20" draw:layer="layout" svg:width="0.381cm" svg:height="0.381cm" svg:x="21.066cm" svg:y="6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20" draw:layer="layout" svg:x1="21.447cm" svg:y1="6.588cm" svg:x2="21.701cm" svg:y2="6.842cm">
          <text:p/>
        </draw:line>
        <draw:custom-shape draw:style-name="gr30" draw:text-style-name="P6" draw:layer="layout" svg:width="2.56cm" svg:height="1.016cm" svg:x="20.665cm" svg:y="8.62cm">
          <text:p text:style-name="P2"><text:span text:style-name="T5">Month</text:span></text:p>
          <draw:enhanced-geometry svg:viewBox="0 0 21600 21600" draw:type="rectangle" draw:enhanced-path="M 0 0 L 21600 0 21600 21600 0 21600 0 0 Z N"/>
        </draw:custom-shape>
        <draw:custom-shape draw:style-name="gr30" draw:text-style-name="P6" draw:layer="layout" svg:width="2.56cm" svg:height="1.016cm" svg:x="23.965cm" svg:y="8.62cm">
          <text:p text:style-name="P2"><text:span text:style-name="T5">Month</text:span></text:p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2.56cm" svg:height="1.016cm" svg:x="20.665cm" svg:y="9.92cm">
          <text:p text:style-name="P2"><text:span text:style-name="T13">Day of week</text:span></text:p>
          <draw:enhanced-geometry svg:viewBox="0 0 21600 21600" draw:type="rectangle" draw:enhanced-path="M 0 0 L 21600 0 21600 21600 0 21600 0 0 Z N"/>
        </draw:custom-shape>
        <draw:custom-shape draw:style-name="gr30" draw:text-style-name="P22" draw:layer="layout" svg:width="2.56cm" svg:height="1.016cm" svg:x="23.965cm" svg:y="9.92cm">
          <text:p text:style-name="P2"><text:span text:style-name="T14">Day of month</text:span></text:p>
          <draw:enhanced-geometry svg:viewBox="0 0 21600 21600" draw:type="rectangle" draw:enhanced-path="M 0 0 L 21600 0 21600 21600 0 21600 0 0 Z N"/>
        </draw:custom-shape>
        <draw:custom-shape draw:style-name="gr30" draw:text-style-name="P6" draw:layer="layout" svg:width="2.56cm" svg:height="1.016cm" svg:x="23.965cm" svg:y="8.62cm">
          <text:p text:style-name="P2"><text:span text:style-name="T5">Year</text:span></text:p>
          <draw:enhanced-geometry svg:viewBox="0 0 21600 21600" draw:type="rectangle" draw:enhanced-path="M 0 0 L 21600 0 21600 21600 0 21600 0 0 Z N"/>
        </draw:custom-shape>
        <draw:custom-shape draw:style-name="gr31" draw:text-style-name="P23" draw:layer="layout" svg:width="5.822cm" svg:height="1.016cm" svg:x="20.685cm" svg:y="11.198cm">
          <text:p text:style-name="P4"><text:span text:style-name="T5">Time slot</text:span></text:p>
          <draw:enhanced-geometry svg:viewBox="0 0 21600 21600" draw:type="rectangle" draw:enhanced-path="M 0 0 L 21600 0 21600 21600 0 21600 0 0 Z N"/>
        </draw:custom-shape>
        <draw:line draw:style-name="gr26" draw:text-style-name="P9" draw:layer="layout" svg:x1="26.119cm" svg:y1="8.953cm" svg:x2="26.119cm" svg:y2="9.334cm">
          <text:p/>
        </draw:line>
        <draw:line draw:style-name="gr26" draw:text-style-name="P9" draw:layer="layout" svg:x1="26.219cm" svg:y1="10.219cm" svg:x2="26.219cm" svg:y2="10.6cm">
          <text:p/>
        </draw:line>
        <draw:line draw:style-name="gr26" draw:text-style-name="P9" draw:layer="layout" svg:x1="26.219cm" svg:y1="11.485cm" svg:x2="26.219cm" svg:y2="11.866cm">
          <text:p/>
        </draw:line>
        <draw:line draw:style-name="gr26" draw:text-style-name="P9" draw:layer="layout" svg:x1="23.019cm" svg:y1="10.251cm" svg:x2="23.019cm" svg:y2="10.632cm">
          <text:p/>
        </draw:line>
        <draw:line draw:style-name="gr26" draw:text-style-name="P9" draw:layer="layout" svg:x1="22.919cm" svg:y1="8.917cm" svg:x2="22.919cm" svg:y2="9.298cm">
          <text:p/>
        </draw:line>
        <draw:line draw:style-name="gr25" draw:text-style-name="P9" draw:layer="layout" svg:x1="25.838cm" svg:y1="9.656cm" svg:x2="25.838cm" svg:y2="8.64cm">
          <text:p/>
        </draw:line>
        <draw:line draw:style-name="gr25" draw:text-style-name="P9" draw:layer="layout" svg:x1="25.938cm" svg:y1="10.956cm" svg:x2="25.938cm" svg:y2="9.94cm">
          <text:p/>
        </draw:line>
        <draw:line draw:style-name="gr25" draw:text-style-name="P9" draw:layer="layout" svg:x1="25.938cm" svg:y1="12.256cm" svg:x2="25.938cm" svg:y2="11.24cm">
          <text:p/>
        </draw:line>
        <draw:line draw:style-name="gr25" draw:text-style-name="P9" draw:layer="layout" svg:x1="22.738cm" svg:y1="10.956cm" svg:x2="22.738cm" svg:y2="9.94cm">
          <text:p/>
        </draw:line>
        <draw:line draw:style-name="gr25" draw:text-style-name="P9" draw:layer="layout" svg:x1="22.638cm" svg:y1="9.656cm" svg:x2="22.638cm" svg:y2="8.64cm">
          <text:p/>
        </draw:line>
        <draw:custom-shape draw:style-name="gr32" draw:text-style-name="P24" draw:layer="layout" svg:width="2.286cm" svg:height="1.143cm" svg:x="22.717cm" svg:y="12.557cm">
          <text:p text:style-name="P4"><text:span text:style-name="T7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5" draw:layer="layout" svg:width="5.715cm" svg:height="4.445cm" svg:x="20.939cm" svg:y="14.462cm">
          <text:p text:style-name="P2"><text:span text:style-name="T15">Results:</text:span></text:p>
          <draw:enhanced-geometry svg:viewBox="0 0 21600 21600" draw:type="rectangle" draw:enhanced-path="M 0 0 L 21600 0 21600 21600 0 21600 0 0 Z N"/>
        </draw:custom-shape>
        <draw:line draw:style-name="gr26" draw:text-style-name="P9" draw:layer="layout" svg:x1="26.319cm" svg:y1="18.351cm" svg:x2="26.319cm" svg:y2="18.732cm">
          <text:p/>
        </draw:line>
        <draw:line draw:style-name="gr34" draw:text-style-name="P20" draw:layer="layout" svg:x1="26.273cm" svg:y1="14.716cm" svg:x2="26.273cm" svg:y2="14.589cm">
          <text:p/>
        </draw:line>
        <draw:line draw:style-name="gr35" draw:text-style-name="P20" draw:layer="layout" svg:x1="25.892cm" svg:y1="14.462cm" svg:x2="25.892cm" svg:y2="18.907cm">
          <text:p/>
        </draw:line>
        <draw:frame draw:style-name="gr36" draw:text-style-name="P27" draw:layer="layout" svg:width="1.413cm" svg:height="1.178cm" svg:x="19.823cm" svg:y="2.27cm">
          <draw:text-box>
            <text:p text:style-name="P26"><text:span text:style-name="T16">1.</text:span></text:p>
          </draw:text-box>
        </draw:frame>
        <draw:frame draw:style-name="gr36" draw:text-style-name="P27" draw:layer="layout" svg:width="1.413cm" svg:height="1.178cm" svg:x="21.424cm" svg:y="3.57cm">
          <draw:text-box>
            <text:p text:style-name="P26"><text:span text:style-name="T16">2.</text:span></text:p>
          </draw:text-box>
        </draw:frame>
        <draw:frame draw:style-name="gr36" draw:text-style-name="P27" draw:layer="layout" svg:width="1.413cm" svg:height="1.178cm" svg:x="26.273cm" svg:y="6.045cm">
          <draw:text-box>
            <text:p text:style-name="P26"><text:span text:style-name="T16">3.</text:span></text:p>
          </draw:text-box>
        </draw:frame>
        <draw:frame draw:style-name="gr36" draw:text-style-name="P27" draw:layer="layout" svg:width="1.413cm" svg:height="1.178cm" svg:x="19.526cm" svg:y="8.62cm">
          <draw:text-box>
            <text:p text:style-name="P26"><text:span text:style-name="T16">4.</text:span></text:p>
          </draw:text-box>
        </draw:frame>
        <draw:frame draw:style-name="gr36" draw:text-style-name="P27" draw:layer="layout" svg:width="1.413cm" svg:height="1.178cm" svg:x="19.527cm" svg:y="9.92cm">
          <draw:text-box>
            <text:p text:style-name="P26"><text:span text:style-name="T16">6.</text:span></text:p>
          </draw:text-box>
        </draw:frame>
        <draw:frame draw:style-name="gr36" draw:text-style-name="P27" draw:layer="layout" svg:width="1.413cm" svg:height="1.178cm" svg:x="26.328cm" svg:y="9.92cm">
          <draw:text-box>
            <text:p text:style-name="P26"><text:span text:style-name="T16">7.</text:span></text:p>
          </draw:text-box>
        </draw:frame>
        <draw:frame draw:style-name="gr36" draw:text-style-name="P27" draw:layer="layout" svg:width="1.413cm" svg:height="1.178cm" svg:x="26.329cm" svg:y="8.62cm">
          <draw:text-box>
            <text:p text:style-name="P26"><text:span text:style-name="T16">5.</text:span></text:p>
          </draw:text-box>
        </draw:frame>
        <draw:frame draw:style-name="gr36" draw:text-style-name="P27" draw:layer="layout" svg:width="1.413cm" svg:height="1.178cm" svg:x="24.93cm" svg:y="12.62cm">
          <draw:text-box>
            <text:p text:style-name="P26"><text:span text:style-name="T16">8.</text:span></text:p>
          </draw:text-box>
        </draw:frame>
        <draw:frame draw:style-name="gr36" draw:text-style-name="P27" draw:layer="layout" svg:width="1.413cm" svg:height="1.178cm" svg:x="25.631cm" svg:y="16.02cm">
          <draw:text-box>
            <text:p text:style-name="P26"><text:span text:style-name="T16">9.</text:span></text:p>
          </draw:text-box>
        </draw:frame>
        <draw:frame draw:style-name="gr37" draw:text-style-name="P27" draw:layer="layout" svg:width="1.9cm" svg:height="2.105cm" svg:x="26.132cm" svg:y="19.42cm">
          <draw:text-box>
            <text:p text:style-name="P26"><text:span text:style-name="T16">10.</text:span></text:p>
          </draw:text-box>
        </draw:frame>
        <draw:frame draw:style-name="gr37" draw:text-style-name="P27" draw:layer="layout" svg:width="1.9cm" svg:height="2.105cm" svg:x="14.332cm" svg:y="11.921cm">
          <draw:text-box>
            <text:p text:style-name="P26"><text:span text:style-name="T16">11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 Medium" svg:font-family="'Go Medium'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0T16:45:49.756430229</meta:creation-date>
    <dc:date>2018-11-10T23:19:14.018284315</dc:date>
    <meta:editing-duration>PT6M38S</meta:editing-duration>
    <meta:editing-cycles>2</meta:editing-cycles>
    <meta:generator>LibreOffice/6.0.3.2$Linux_X86_64 LibreOffice_project/00m0$Build-2</meta:generator>
    <meta:document-statistic meta:object-count="97"/>
  </office:meta>
</office:document-meta>
</file>